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1.650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5">
            <text:p>5/7/2023</text:p>
          </table:table-cell>
          <table:table-cell table:style-name="ce21" office:value-type="string">
            <text:p>2023-07-05T09:11:32Z</text:p>
          </table:table-cell>
          <table:table-cell table:style-name="ce21" office:value-type="string">
            <text:p>ff1e30c8b2bd8e83</text:p>
          </table:table-cell>
          <table:table-cell table:style-name="ce21" office:value-type="string">
            <text:p>2.16.840.1.113883.2.9.2.120.4.4.b623b00f257f5cd8690a8c1ce39d9b9a70234a172382d8cec2d8bb45f61f16d1.18cd64e4a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6">
            <text:p>6/7/2023</text:p>
          </table:table-cell>
          <table:table-cell table:style-name="ce21" office:value-type="string">
            <text:p>2023-07-06T10:11:20Z</text:p>
          </table:table-cell>
          <table:table-cell table:style-name="ce21" office:value-type="string">
            <text:p>a4bc9bd8147d79ab</text:p>
          </table:table-cell>
          <table:table-cell table:style-name="ce21" office:value-type="string">
            <text:p>2.16.840.1.113883.2.9.2.120.4.4.8f9ac6216d8c22f680201adb4b00f455b1da3b92e87faad5b6524cdc127afb99.485f984ea4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LAB_KO</text:p>
          </table:table-cell>
          <table:table-cell table:style-name="ce18" office:value-type="string">
            <text:p>Precondizioni:</text:p>
            <text:p>Il fornitore utilizza un token jwt mancante di campi obbligatori, quindi non valido.</text:p>
            <text:p/>
            <text:p>Descrizione di Business del caso di test: </text:p>
            <text:p>Viene richiamato il servizio di validazione "https://&lt;HOST&gt;:&lt;PORT&gt;/v&lt;major&gt;/documents/validation" con un token jwt non valido a causa della mancanza di uno o più campi obbligatori al fine di testare la gestione dell'errore sul token (status code 403), secondo quanto descritto in https://github.com/ministero-salute/it-fse-support/tree/main/doc/integrazione-gateway.</text:p>
            <text:p/>
            <text:p>Al fine di rendere non valido il token è necessario non valorizzare nel JWT il campo "purpose_of_use"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10:50:38Z</text:p>
          </table:table-cell>
          <table:table-cell table:style-name="ce21" office:value-type="string">
            <text:p>106cf1a08eb70a43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purpose_of_use non è valorizzato","status":403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CAMPO_LAB_KO</text:p>
          </table:table-cell>
          <table:table-cell table:style-name="ce18" office:value-type="string">
            <text:p>Precondizioni:</text:p>
            <text:p>Il fornitore utilizza un token jwt con dei campi valorizzati in maniera errata.</text:p>
            <text:p/>
            <text:p>Descrizione di Business del caso di test: </text:p>
            <text:p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</text:p>
            <text:p><text:s/></text:p>
            <text:p>Al fine di rendere non valido il token è necessario valorizzare il campo "action_id" con la stringa "TEST" (valore non ammesso)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09:55:41Z</text:p>
          </table:table-cell>
          <table:table-cell table:style-name="ce21" office:value-type="string">
            <text:p>91f1883e83ed0a6d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action_id non è corretto","status":403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44">
            <text:p>4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LAB_TIMEOUT</text:p>
          </table:table-cell>
          <table:table-cell table:style-name="ce18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GESTIONE ERRORE"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“connection TimeOut”</text:p>
          </table:table-cell>
          <table:table-cell table:style-name="ce21" office:value-type="string">
            <text:p>SI</text:p>
          </table:table-cell>
          <table:table-cell table:style-name="ce21" office:value-type="string">
            <text:p>Il documento rimane in stato “da inviare” e rimane nella coda pronto per essere reinviat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24/07/2023</text:date>, <text:time>10.37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meta:document-statistic meta:table-count="1" meta:cell-count="290" meta:object-count="0"/>
  </office:meta>
</office:document-meta>
</file>